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7a6" officeooo:paragraph-rsid="0018c7a6"/>
    </style:style>
    <style:style style:name="P2" style:family="paragraph" style:parent-style-name="Standard">
      <style:text-properties officeooo:rsid="001a2e88" officeooo:paragraph-rsid="001a2e88"/>
    </style:style>
    <style:style style:name="P3" style:family="paragraph" style:parent-style-name="Standard">
      <style:text-properties fo:font-size="15pt" officeooo:rsid="0018c7a6" officeooo:paragraph-rsid="0018c7a6" style:font-size-asian="15pt" style:font-size-complex="15pt"/>
    </style:style>
    <style:style style:name="P4" style:family="paragraph" style:parent-style-name="Standard">
      <style:text-properties fo:font-size="18pt" officeooo:rsid="0018c7a6" officeooo:paragraph-rsid="0018c7a6" style:font-size-asian="18pt" style:font-size-complex="18pt"/>
    </style:style>
    <style:style style:name="P5" style:family="paragraph" style:parent-style-name="Standard">
      <style:text-properties fo:font-size="16pt" officeooo:rsid="001a2e88" officeooo:paragraph-rsid="001a2e88" style:font-size-asian="16pt" style:font-size-complex="16pt"/>
    </style:style>
    <style:style style:name="P6" style:family="paragraph" style:parent-style-name="Standard">
      <style:text-properties fo:font-variant="normal" fo:text-transform="none" fo:color="#333333" style:font-name="courier" fo:font-size="9.75pt" fo:letter-spacing="normal" fo:font-style="normal" fo:font-weight="normal" officeooo:rsid="001a2e88" officeooo:paragraph-rsid="001a2e88" style:font-name-asian="Courier New" style:font-size-asian="10pt" style:font-name-complex="Liberation Mono" style:font-size-complex="10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a2e88"/>
    </style:style>
    <style:style style:name="P9" style:family="paragraph" style:parent-style-name="Text_20_body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0" style:family="paragraph" style:parent-style-name="Text_20_body" style:list-style-name="L11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style:line-height-at-least="0.529cm" fo:text-indent="0cm" style:auto-text-indent="false"/>
    </style:style>
    <style:style style:name="P12" style:family="paragraph" style:parent-style-name="Text_20_body" style:list-style-name="L10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officeooo:paragraph-rsid="001f9a21"/>
    </style:style>
    <style:style style:name="P13" style:family="paragraph" style:parent-style-name="Text_20_body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officeooo:paragraph-rsid="0020279a"/>
    </style:style>
    <style:style style:name="P14" style:family="paragraph" style:parent-style-name="Text_20_body" style:list-style-name="L11">
      <style:paragraph-properties fo:margin-left="0cm" fo:margin-right="0cm" fo:margin-top="0cm" fo:margin-bottom="0.265cm" loext:contextual-spacing="false" style:line-height-at-least="0.529cm" fo:text-indent="0cm" style:auto-text-indent="false"/>
    </style:style>
    <style:style style:name="P15" style:family="paragraph" style:parent-style-name="Text_20_body" style:list-style-name="L7">
      <style:paragraph-properties fo:margin-top="0cm" fo:margin-bottom="0.265cm" loext:contextual-spacing="false" style:line-height-at-least="0.529cm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16" style:family="paragraph" style:parent-style-name="Preformatted_20_Text">
      <style:text-properties fo:font-variant="normal" fo:text-transform="none" fo:color="#333333" style:font-name="courier" fo:font-size="9.75pt" fo:letter-spacing="normal" fo:font-style="normal" fo:font-weight="normal" officeooo:rsid="001a2e88" officeooo:paragraph-rsid="001a2e88"/>
    </style:style>
    <style:style style:name="P17" style:family="paragraph" style:parent-style-name="Preformatted_20_Text">
      <style:paragraph-properties fo:margin-left="0cm" fo:margin-right="0cm" fo:margin-top="0cm" fo:margin-bottom="0.265cm" loext:contextual-spacing="false" fo:line-height="142%" fo:text-indent="0cm" style:auto-text-indent="false" fo:padding="0.176cm" fo:border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18" style:family="paragraph" style:parent-style-name="Preformatted_20_Text">
      <style:paragraph-properties fo:margin-left="0cm" fo:margin-right="0cm" fo:margin-top="0cm" fo:margin-bottom="0.265cm" loext:contextual-spacing="false" fo:line-height="142%" fo:text-indent="0cm" style:auto-text-indent="false" fo:padding="0.176cm" fo:border="0.99pt solid #aebdcc"/>
      <style:text-properties fo:font-variant="normal" fo:text-transform="none" fo:color="#333333" style:font-name="courier" fo:font-size="9.75pt" fo:letter-spacing="normal" fo:font-style="normal" fo:font-weight="normal" officeooo:paragraph-rsid="0020279a"/>
    </style:style>
    <style:style style:name="P19" style:family="paragraph" style:parent-style-name="Preformatted_20_Text" style:list-style-name="L10">
      <style:paragraph-properties fo:margin-left="0cm" fo:margin-right="0cm" fo:margin-top="0cm" fo:margin-bottom="0.265cm" loext:contextual-spacing="false" fo:line-height="142%" fo:text-indent="0cm" style:auto-text-indent="false" fo:background-color="transparent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P20" style:family="paragraph" style:parent-style-name="Preformatted_20_Text" style:list-style-name="L10">
      <style:paragraph-properties fo:margin-left="0cm" fo:margin-right="0cm" fo:margin-top="0cm" fo:margin-bottom="0.265cm" loext:contextual-spacing="false" fo:line-height="142%" fo:text-indent="0cm" style:auto-text-indent="false" fo:background-color="transparent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 officeooo:paragraph-rsid="001f9a21"/>
    </style:style>
    <style:style style:name="P21" style:family="paragraph" style:parent-style-name="Preformatted_20_Text" style:list-style-name="L11">
      <style:paragraph-properties fo:margin-left="0cm" fo:margin-right="0cm" fo:margin-top="0cm" fo:margin-bottom="0.265cm" loext:contextual-spacing="false" fo:line-height="142%" fo:text-indent="0cm" style:auto-text-indent="false" fo:background-color="transparent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P22" style:family="paragraph" style:parent-style-name="Preformatted_20_Text" style:list-style-name="L13">
      <style:paragraph-properties fo:margin-left="0cm" fo:margin-right="0cm" fo:margin-top="0cm" fo:margin-bottom="0.265cm" loext:contextual-spacing="false" fo:line-height="142%" fo:text-indent="0cm" style:auto-text-indent="false" fo:background-color="transparent" fo:padding="0.176cm" fo:border="0.99pt solid #aebdcc">
        <style:background-image/>
      </style:paragraph-properties>
      <style:text-properties fo:font-variant="normal" fo:text-transform="none" fo:color="#333333" style:font-name="courier" fo:font-size="9.75pt" fo:letter-spacing="normal" fo:font-style="normal" fo:font-weight="normal"/>
    </style:style>
    <style:style style:name="P23" style:family="paragraph" style:parent-style-name="Preformatted_20_Text" style:list-style-name="L11">
      <style:paragraph-properties fo:margin-left="0cm" fo:margin-right="0cm" fo:margin-top="0cm" fo:margin-bottom="0.265cm" loext:contextual-spacing="false" fo:line-height="142%" fo:text-indent="0cm" style:auto-text-indent="false" fo:background-color="transparent" fo:padding="0.176cm" fo:border="0.99pt solid #aebdcc">
        <style:background-image/>
      </style:paragraph-properties>
      <style:text-properties fo:font-variant="normal" fo:text-transform="none" fo:color="#333333" fo:letter-spacing="normal"/>
    </style:style>
    <style:style style:name="P24" style:family="paragraph" style:parent-style-name="Preformatted_20_Text">
      <style:paragraph-properties fo:margin-top="0cm" fo:margin-bottom="0.265cm" loext:contextual-spacing="false" fo:line-height="142%" fo:padding="0.176cm" fo:border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25" style:family="paragraph" style:parent-style-name="Heading_20_2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22.5pt" fo:letter-spacing="normal" fo:font-style="normal" fo:font-weight="bold"/>
    </style:style>
    <style:style style:name="P26" style:family="paragraph" style:parent-style-name="Heading_20_2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22.5pt" fo:letter-spacing="normal" fo:font-style="normal" fo:font-weight="bold" officeooo:paragraph-rsid="001e554e"/>
    </style:style>
    <style:style style:name="P27" style:family="paragraph" style:parent-style-name="Heading_20_3">
      <style:text-properties fo:font-variant="normal" fo:text-transform="none" fo:color="#333333" style:font-name="Helvetica Neue" fo:font-size="18pt" fo:letter-spacing="normal" fo:font-style="normal" fo:font-weight="bold" officeooo:rsid="001a2e88" officeooo:paragraph-rsid="001a2e88"/>
    </style:style>
    <style:style style:name="P28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29" style:family="paragraph" style:parent-style-name="Heading_20_3">
      <style:paragraph-properties fo:margin-left="0cm" fo:margin-right="0cm" fo:margin-top="0.529cm" fo:margin-bottom="0.265cm" loext:contextual-spacing="false" fo:line-height="110%" fo:text-indent="0cm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30" style:family="paragraph" style:parent-style-name="Heading_20_3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18pt" fo:letter-spacing="normal" fo:font-style="normal" fo:font-weight="bold"/>
    </style:style>
    <style:style style:name="P31" style:family="paragraph" style:parent-style-name="Heading_20_3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14pt" fo:letter-spacing="normal" fo:font-style="normal" fo:font-weight="bold" style:font-size-asian="14pt" style:font-weight-asian="bold" style:font-size-complex="14pt" style:font-weight-complex="bold"/>
    </style:style>
    <style:style style:name="P32" style:family="paragraph" style:parent-style-name="Heading_20_4">
      <style:paragraph-properties fo:margin-left="0cm" fo:margin-right="0cm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/>
    </style:style>
    <style:style style:name="P33" style:family="paragraph" style:parent-style-name="Heading_20_4">
      <style:paragraph-properties fo:margin-left="0cm" fo:margin-right="0cm" style:line-height-at-least="0.529cm" fo:text-indent="0cm" style:auto-text-indent="false"/>
    </style:style>
    <style:style style:name="P34" style:family="paragraph" style:parent-style-name="Heading_20_4">
      <style:paragraph-properties fo:margin-left="0cm" fo:margin-right="0cm" fo:margin-top="0.265cm" fo:margin-bottom="0.265cm" loext:contextual-spacing="false" fo:line-height="110%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/>
    </style:style>
    <style:style style:name="P35" style:family="paragraph" style:parent-style-name="Heading_20_4">
      <style:paragraph-properties fo:margin-left="0cm" fo:margin-right="0cm" fo:margin-top="0cm" fo:margin-bottom="0.265cm" loext:contextual-spacing="false" style:line-height-at-least="0.529cm" fo:text-indent="0cm" style:auto-text-indent="false"/>
      <style:text-properties fo:font-variant="normal" fo:text-transform="none" fo:color="#333333" style:font-name="Helvetica Neue" fo:font-size="13.5pt" fo:letter-spacing="normal" fo:font-style="normal" fo:font-weight="bold"/>
    </style:style>
    <style:style style:name="T1" style:family="text">
      <style:text-properties style:font-name="courier" fo:font-size="9.75pt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font-size="22.5pt" fo:letter-spacing="normal" fo:font-style="normal" fo:font-weight="bold"/>
    </style:style>
    <style:style style:name="T7" style:family="text">
      <style:text-properties fo:font-variant="normal" fo:text-transform="none" fo:color="#333333" style:font-name="Helvetica Neue" fo:font-size="18pt" fo:letter-spacing="normal" fo:font-style="normal" fo:font-weight="bold"/>
    </style:style>
    <style:style style:name="T8" style:family="text">
      <style:text-properties fo:font-variant="normal" fo:text-transform="none" fo:color="#333333" style:font-name="Helvetica Neue" fo:letter-spacing="normal" fo:font-style="normal"/>
    </style:style>
    <style:style style:name="T9" style:family="text">
      <style:text-properties fo:font-variant="normal" fo:text-transform="none" fo:color="#333333" style:font-name="Helvetica Neue" fo:font-size="13.5pt" fo:letter-spacing="normal" fo:font-style="normal" fo:font-weight="bold"/>
    </style:style>
    <style:style style:name="T10" style:family="text">
      <style:text-properties fo:font-variant="normal" fo:text-transform="none" fo:color="#2b7fcf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11" style:family="text">
      <style:text-properties fo:font-size="10.5pt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ceptos Básicos</text:p>
      <text:p text:style-name="P3"/>
      <text:p text:style-name="P3">Navegando por el sistema de archivos</text:p>
      <text:p text:style-name="P1"><text:span text:style-name="T2"/></text:p>
      <text:p text:style-name="P6">roscd : <text:s/>Cambia a un directorio de ROS</text:p>
      <text:p text:style-name="P6"><text:tab/>– roscd : Cambia al workspace</text:p>
      <text:p text:style-name="P6"><text:tab/>– roscd [proyecto] : Cambia a un proyecto.<text:tab/></text:p>
      <text:p text:style-name="P6"/>
      <text:p text:style-name="P6">rosls : Muestra la lista de proyectos.</text:p>
      <text:p text:style-name="P2"><text:span text:style-name="T2"/></text:p>
      <text:p text:style-name="P2"><text:span text:style-name="T2"/></text:p>
      <text:p text:style-name="P5"><text:span text:style-name="T2">Crear Paquetes</text:span></text:p>
      <text:p text:style-name="P5"><text:span text:style-name="T2"/></text:p>
      <text:p text:style-name="P16">roscreate-pkg [package_name]</text:p>
      <text:p text:style-name="P16">roscreate-pkg [package_name] [depend1] [depend2] [depend3]</text:p>
      <text:p text:style-name="P8"><text:span text:style-name="T2"/></text:p>
      <text:p text:style-name="P16">roscd</text:p>
      <text:p text:style-name="P24"><text:bookmark text:name="ROS.2BAC8-Tutorials.2BAC8-rosbuild.2BAC8-CreatingPackage.line-2-1"/>$ cd sandbox</text:p>
      <text:p text:style-name="P9"><text:bookmark text:name="ROS.2BAC8-Tutorials.2BAC8-rosbuild.2BAC8-CreatingPackage.line-30"/><text:bookmark text:name="ROS.2BAC8-Tutorials.2BAC8-rosbuild.2BAC8-CreatingPackage.line-31"/>Then create your package:<text:bookmark text:name="ROS.2BAC8-Tutorials.2BAC8-rosbuild.2BAC8-CreatingPackage.line-32"/><text:bookmark text:name="ROS.2BAC8-Tutorials.2BAC8-rosbuild.2BAC8-CreatingPackage.line-33"/><text:bookmark text:name="ROS.2BAC8-Tutorials.2BAC8-rosbuild.2BAC8-CreatingPackage.line-34"/></text:p>
      <text:p text:style-name="P17"><text:bookmark text:name="ROS.2BAC8-Tutorials.2BAC8-rosbuild.2BAC8-CreatingPackage.line-1-5"/>$ roscreate-pkg beginner_tutorials std_msgs rospy roscpp</text:p>
      <text:h text:style-name="P27" text:outline-level="3"><text:bookmark text:name="ROS.2BAC8-Tutorials.2BAC8-rosbuild.2BAC8-CreatingPackage.First-order_package_dependencies"/>First-order package dependencies</text:h>
      <text:p text:style-name="P11"><text:bookmark text:name="ROS.2BAC8-Tutorials.2BAC8-rosbuild.2BAC8-CreatingPackage.line-75"/><text:span text:style-name="T4">When using </text:span><text:span text:style-name="Teletype"><text:span text:style-name="T4">roscreate-pkg</text:span></text:span><text:span text:style-name="T4"> earlier, a few package dependencies were provided. </text:span><text:bookmark text:name="ROS.2BAC8-Tutorials.2BAC8-rosbuild.2BAC8-CreatingPackage.line-76"/><text:span text:style-name="T4">These </text:span><text:span text:style-name="Strong_20_Emphasis"><text:span text:style-name="T5">first-order</text:span></text:span><text:span text:style-name="T4"> dependencies can now be reviewed with the </text:span><text:span text:style-name="Teletype"><text:span text:style-name="T4">rospack</text:span></text:span><text:span text:style-name="T4"> tool.</text:span></text:p>
      <text:p text:style-name="P17"><text:bookmark text:name="ROS.2BAC8-Tutorials.2BAC8-rosbuild.2BAC8-CreatingPackage.line-81"/><text:bookmark text:name="ROS.2BAC8-Tutorials.2BAC8-rosbuild.2BAC8-CreatingPackage.line-82"/><text:bookmark text:name="ROS.2BAC8-Tutorials.2BAC8-rosbuild.2BAC8-CreatingPackage.line-83"/><text:bookmark text:name="ROS.2BAC8-Tutorials.2BAC8-rosbuild.2BAC8-CreatingPackage.line-84"/><text:bookmark text:name="ROS.2BAC8-Tutorials.2BAC8-rosbuild.2BAC8-CreatingPackage.line-1-12"/>$ rospack depends1 beginner_tutorials </text:p>
      <text:p text:style-name="P11"><text:bookmark text:name="ROS.2BAC8-Tutorials.2BAC8-rosbuild.2BAC8-CreatingPackage.line-90"/><text:bookmark text:name="ROS.2BAC8-Tutorials.2BAC8-rosbuild.2BAC8-CreatingPackage.line-91"/><text:span text:style-name="T4">As you can see, </text:span><text:span text:style-name="Teletype"><text:span text:style-name="T4">rospack</text:span></text:span><text:span text:style-name="T4"> lists the same dependencies that were used as arguments when running </text:span><text:span text:style-name="Teletype"><text:span text:style-name="T4">roscreate-pkg</text:span></text:span><text:span text:style-name="T4">.</text:span><text:bookmark text:name="ROS.2BAC8-Tutorials.2BAC8-rosbuild.2BAC8-CreatingPackage.line-92"/><text:span text:style-name="T4">These dependencies for a package are stored in the </text:span><text:span text:style-name="Strong_20_Emphasis"><text:span text:style-name="T5">manifest</text:span></text:span><text:span text:style-name="T4"> file. Take a look at the manifest file.</text:span><text:bookmark text:name="ROS.2BAC8-Tutorials.2BAC8-rosbuild.2BAC8-CreatingPackage.line-93"/><text:bookmark text:name="ROS.2BAC8-Tutorials.2BAC8-rosbuild.2BAC8-CreatingPackage.line-94"/></text:p>
      <text:p text:style-name="P17"><text:bookmark text:name="ROS.2BAC8-Tutorials.2BAC8-rosbuild.2BAC8-CreatingPackage.line-95"/><text:bookmark text:name="ROS.2BAC8-Tutorials.2BAC8-rosbuild.2BAC8-CreatingPackage.line-96"/><text:bookmark text:name="ROS.2BAC8-Tutorials.2BAC8-rosbuild.2BAC8-CreatingPackage.line-97"/><text:bookmark text:name="ROS.2BAC8-Tutorials.2BAC8-rosbuild.2BAC8-CreatingPackage.line-1-14"/>$ roscd beginner_tutorials</text:p>
      <text:p text:style-name="P24"><text:bookmark text:name="ROS.2BAC8-Tutorials.2BAC8-rosbuild.2BAC8-CreatingPackage.line-2-6"/>$ cat manifest.xml</text:p>
      <text:h text:style-name="P29" text:outline-level="3" text:is-list-header="true"><text:bookmark text:name="ROS.2BAC8-Tutorials.2BAC8-rosbuild.2BAC8-CreatingPackage.line-109"/><text:bookmark text:name="ROS.2BAC8-Tutorials.2BAC8-rosbuild.2BAC8-CreatingPackage.line-110"/><text:bookmark text:name="ROS.2BAC8-Tutorials.2BAC8-rosbuild.2BAC8-CreatingPackage.Indirect_package_dependencies"/>Indirect package dependencies</text:h>
      <text:p text:style-name="P11"><text:bookmark text:name="ROS.2BAC8-Tutorials.2BAC8-rosbuild.2BAC8-CreatingPackage.line-111"/><text:span text:style-name="T4">In many cases, a dependency will also have its own dependencies. For instance, </text:span><text:span text:style-name="Teletype"><text:span text:style-name="T4">rospy</text:span></text:span><text:span text:style-name="T4"> has other dependencies.</text:span></text:p>
      <text:p text:style-name="P17"><text:bookmark text:name="ROS.2BAC8-Tutorials.2BAC8-rosbuild.2BAC8-CreatingPackage.line-116"/><text:bookmark text:name="ROS.2BAC8-Tutorials.2BAC8-rosbuild.2BAC8-CreatingPackage.line-117"/><text:bookmark text:name="ROS.2BAC8-Tutorials.2BAC8-rosbuild.2BAC8-CreatingPackage.line-118"/><text:bookmark text:name="ROS.2BAC8-Tutorials.2BAC8-rosbuild.2BAC8-CreatingPackage.line-119"/><text:bookmark text:name="ROS.2BAC8-Tutorials.2BAC8-rosbuild.2BAC8-CreatingPackage.line-1-17"/>$ rospack depends1 rospy</text:p>
      <text:p text:style-name="P11"><text:bookmark text:name="ROS.2BAC8-Tutorials.2BAC8-rosbuild.2BAC8-CreatingPackage.line-124"/><text:bookmark text:name="ROS.2BAC8-Tutorials.2BAC8-rosbuild.2BAC8-CreatingPackage.line-125"/><text:soft-page-break/><text:span text:style-name="T4">A package can have quite a few indirect dependencies. Luckily </text:span><text:span text:style-name="Teletype"><text:span text:style-name="T4">rospack</text:span></text:span><text:span text:style-name="T4"> can recursively determine all nested dependencies.</text:span><text:bookmark text:name="ROS.2BAC8-Tutorials.2BAC8-rosbuild.2BAC8-CreatingPackage.line-126"/><text:bookmark text:name="ROS.2BAC8-Tutorials.2BAC8-rosbuild.2BAC8-CreatingPackage.line-127"/><text:bookmark text:name="ROS.2BAC8-Tutorials.2BAC8-rosbuild.2BAC8-CreatingPackage.line-128"/></text:p>
      <text:p text:style-name="P17"><text:bookmark text:name="ROS.2BAC8-Tutorials.2BAC8-rosbuild.2BAC8-CreatingPackage.line-1-19"/>$ rospack depends beginner_tutorials</text:p>
      <text:p text:style-name="P7"><text:bookmark text:name="ROS.2BAC8-Tutorials.2BAC8-rosbuild.2BAC8-CreatingPackage.line-153"/><text:bookmark text:name="ROS.2BAC8-Tutorials.2BAC8-rosbuild.2BAC8-CreatingPackage.line-154"/><text:line-break/><text:bookmark text:name="Building_a_ROS_Package"/><text:span text:style-name="T6">Building a ROS Package</text:span></text:p>
      <text:p text:style-name="P7"/>
      <text:h text:style-name="P32" text:outline-level="4"><text:bookmark text:name="ROS.2BAC8-Tutorials.2BAC8-rosbuild.2BAC8-BuildingPackages.Using_rosmake"/>Using rosmake</text:h>
      <text:p text:style-name="P11"><text:bookmark text:name="ROS.2BAC8-Tutorials.2BAC8-rosbuild.2BAC8-BuildingPackages.line-7"/><text:span text:style-name="Teletype"><text:span text:style-name="T4">rosmake</text:span></text:span><text:span text:style-name="T4"> is just like the </text:span><text:span text:style-name="Teletype"><text:span text:style-name="T4">make</text:span></text:span><text:span text:style-name="T4"> command, but it does some special ROS magic. When you type</text:span><text:span text:style-name="Teletype"><text:span text:style-name="T4">rosmake beginner_tutorials</text:span></text:span><text:span text:style-name="T4">, it builds the </text:span><text:span text:style-name="Teletype"><text:span text:style-name="T4">beginner_tutorials</text:span></text:span><text:span text:style-name="T4"> package, plus every package that it depends on, in the correct order. Since we listed rospy, roscpp, and std_msgs as dependencies when creating our ROS package, these packages (and their dependiencies, and so on) will be built by </text:span><text:span text:style-name="Teletype"><text:span text:style-name="T4">rosmake</text:span></text:span><text:span text:style-name="T4"> as well.</text:span><text:bookmark text:name="ROS.2BAC8-Tutorials.2BAC8-rosbuild.2BAC8-BuildingPackages.line-8"/><text:bookmark text:name="ROS.2BAC8-Tutorials.2BAC8-rosbuild.2BAC8-BuildingPackages.line-9"/></text:p>
      <text:p text:style-name="P9">Usage:<text:bookmark text:name="ROS.2BAC8-Tutorials.2BAC8-rosbuild.2BAC8-BuildingPackages.line-10"/><text:bookmark text:name="ROS.2BAC8-Tutorials.2BAC8-rosbuild.2BAC8-BuildingPackages.line-11"/><text:bookmark text:name="ROS.2BAC8-Tutorials.2BAC8-rosbuild.2BAC8-BuildingPackages.line-12"/></text:p>
      <text:p text:style-name="P17"><text:bookmark text:name="ROS.2BAC8-Tutorials.2BAC8-rosbuild.2BAC8-BuildingPackages.line-1-1"/>rosmake [package]</text:p>
      <text:p text:style-name="P9"><text:bookmark text:name="ROS.2BAC8-Tutorials.2BAC8-rosbuild.2BAC8-BuildingPackages.line-13"/><text:bookmark text:name="ROS.2BAC8-Tutorials.2BAC8-rosbuild.2BAC8-BuildingPackages.line-14"/>Try:<text:bookmark text:name="ROS.2BAC8-Tutorials.2BAC8-rosbuild.2BAC8-BuildingPackages.line-15"/><text:bookmark text:name="ROS.2BAC8-Tutorials.2BAC8-rosbuild.2BAC8-BuildingPackages.line-16"/><text:bookmark text:name="ROS.2BAC8-Tutorials.2BAC8-rosbuild.2BAC8-BuildingPackages.line-17"/></text:p>
      <text:p text:style-name="P17"><text:bookmark text:name="ROS.2BAC8-Tutorials.2BAC8-rosbuild.2BAC8-BuildingPackages.line-1-2"/>$ rosmake beginner_tutorials</text:p>
      <text:h text:style-name="P35" text:outline-level="4"><text:bookmark text:name="ROS.2BAC8-Tutorials.2BAC8-rosbuild.2BAC8-BuildingPackages.rosmake_multiple_packages"/><text:span text:style-name="T11">rosmake multiple packages</text:span></text:h>
      <text:p text:style-name="P11"><text:bookmark text:name="ROS.2BAC8-Tutorials.2BAC8-rosbuild.2BAC8-BuildingPackages.line-64"/><text:span text:style-name="T4">We can also use </text:span><text:span text:style-name="Teletype"><text:span text:style-name="T4">rosmake</text:span></text:span><text:span text:style-name="T4"> to build multiple packages at once.</text:span><text:bookmark text:name="ROS.2BAC8-Tutorials.2BAC8-rosbuild.2BAC8-BuildingPackages.line-65"/><text:bookmark text:name="ROS.2BAC8-Tutorials.2BAC8-rosbuild.2BAC8-BuildingPackages.line-66"/></text:p>
      <text:p text:style-name="P9">Usage:<text:bookmark text:name="ROS.2BAC8-Tutorials.2BAC8-rosbuild.2BAC8-BuildingPackages.line-67"/><text:bookmark text:name="ROS.2BAC8-Tutorials.2BAC8-rosbuild.2BAC8-BuildingPackages.line-68"/><text:bookmark text:name="ROS.2BAC8-Tutorials.2BAC8-rosbuild.2BAC8-BuildingPackages.line-69"/></text:p>
      <text:p text:style-name="P17"><text:bookmark text:name="ROS.2BAC8-Tutorials.2BAC8-rosbuild.2BAC8-BuildingPackages.line-1-5"/>rosmake [package1] [package2] [package3]</text:p>
      <text:p text:style-name="P11"><text:span text:style-name="T4"/></text:p>
      <text:h text:style-name="P25" text:outline-level="2"><text:bookmark text:name="Understanding_ROS_Nodes"/>Understanding ROS Nodes</text:h>
      <text:p text:style-name="P11"><text:span text:style-name="T4"/></text:p>
      <text:p text:style-name="P11"><text:span text:style-name="T4">A node really isn't much more than an executable file within a ROS package. ROS nodes use a ROS client library to communicate with other nodes. Nodes can publish or subscribe to a Topic. Nodes can also provide or use a Service.</text:span><text:bookmark text:name="line-41"/><text:bookmark text:name="line-42"/></text:p>
      <text:h text:style-name="P29" text:outline-level="3"><text:bookmark text:name="Client_Libraries"/>Client Libraries</text:h>
      <text:p text:style-name="P9"><text:bookmark text:name="line-43"/>ROS client libraries allow nodes written in different programming languages to communicate:<text:bookmark text:name="line-44"/></text:p>
      <text:list xml:id="list3741306126434276273" text:style-name="L7">
        <text:list-item>
          <text:p text:style-name="P15"><text:soft-page-break/>rospy = python client library<text:bookmark text:name="line-45"/></text:p>
        </text:list-item>
        <text:list-item>
          <text:p text:style-name="P15">roscpp = c++ client library<text:bookmark text:name="line-46"/><text:bookmark text:name="line-47"/></text:p>
        </text:list-item>
      </text:list>
      <text:h text:style-name="P29" text:outline-level="3" text:is-list-header="true"><text:bookmark text:name="roscore"/>roscore</text:h>
      <text:p text:style-name="P11"><text:bookmark text:name="line-48"/><text:span text:style-name="Teletype"><text:span text:style-name="T4">roscore</text:span></text:span><text:span text:style-name="T4"> is the first thing you should run when using ROS.</text:span><text:bookmark text:name="line-49"/><text:bookmark text:name="line-50"/></text:p>
      <text:p text:style-name="P9">Please run:<text:bookmark text:name="line-51"/><text:bookmark text:name="line-52"/><text:bookmark text:name="line-53"/></text:p>
      <text:p text:style-name="P17"><text:bookmark text:name="line-1-3"/>$ roscore</text:p>
      <text:p text:style-name="P7"><text:bookmark text:name="line-54"/><text:line-break/><text:bookmark text:name="Using_rosnode"/><text:span text:style-name="T7">Using rosnode</text:span></text:p>
      <text:p text:style-name="P11"><text:bookmark text:name="line-92"/><text:span text:style-name="T4">Open up a </text:span><text:span text:style-name="Strong_20_Emphasis"><text:span text:style-name="T5">new terminal</text:span></text:span><text:span text:style-name="T4">, and let's use </text:span><text:span text:style-name="Strong_20_Emphasis"><text:span text:style-name="T5">rosnode</text:span></text:span><text:span text:style-name="T4"> to see what running </text:span><text:span text:style-name="Teletype"><text:span text:style-name="T4">roscore</text:span></text:span><text:span text:style-name="T4"> did...</text:span></text:p>
      <text:p text:style-name="P11"><text:bookmark text:name="line-97"/><text:bookmark text:name="line-98"/><text:span text:style-name="Teletype"><text:span text:style-name="T4">rosnode</text:span></text:span><text:span text:style-name="T4"> displays information about the ROS nodes that are currently running. The </text:span><text:span text:style-name="Teletype"><text:span text:style-name="T4">rosnode list</text:span></text:span><text:span text:style-name="T4"> command lists these active nodes:</text:span><text:bookmark text:name="line-99"/><text:bookmark text:name="line-100"/></text:p>
      <text:p text:style-name="P17"><text:bookmark text:name="line-101"/><text:bookmark text:name="line-102"/><text:bookmark text:name="line-1-7"/>$ rosnode list</text:p>
      <text:p text:style-name="P11"><text:bookmark text:name="line-108"/><text:bookmark text:name="line-109"/><text:span text:style-name="T4">This showed us that there is only one node running: </text:span><text:a xlink:type="simple" xlink:href="http://wiki.ros.org/rosout" text:style-name="Internet_20_link" text:visited-style-name="Visited_20_Internet_20_Link"><text:span text:style-name="T10">rosout</text:span></text:a><text:span text:style-name="T4">. This is always running as it collects and logs nodes' debugging output.</text:span><text:bookmark text:name="line-110"/><text:bookmark text:name="line-111"/></text:p>
      <text:p text:style-name="P11"><text:span text:style-name="T4">The </text:span><text:span text:style-name="Teletype"><text:span text:style-name="T4">rosnode info</text:span></text:span><text:span text:style-name="T4"> command returns information about a specific node.</text:span><text:bookmark text:name="line-112"/><text:bookmark text:name="line-113"/></text:p>
      <text:p text:style-name="P17"><text:bookmark text:name="line-114"/><text:bookmark text:name="line-115"/><text:bookmark text:name="line-1-9"/>$ rosnode info /rosout</text:p>
      <text:h text:style-name="P31" text:outline-level="3"><text:bookmark text:name="Using_rosrun"/>Using rosrun</text:h>
      <text:p text:style-name="P11"><text:bookmark text:name="line-138"/><text:span text:style-name="Teletype"><text:span text:style-name="T4">rosrun</text:span></text:span><text:span text:style-name="T4"> allows you to use the package name to directly run a node within a package (without having to know the package path).</text:span><text:bookmark text:name="line-139"/><text:bookmark text:name="line-140"/></text:p>
      <text:p text:style-name="P9">Usage:<text:bookmark text:name="line-141"/><text:bookmark text:name="line-142"/></text:p>
      <text:p text:style-name="P17"><text:bookmark text:name="line-143"/><text:bookmark text:name="line-144"/><text:bookmark text:name="line-1-11"/>$ rosrun [package_name] [node_name]</text:p>
      <text:p text:style-name="P9"><text:bookmark text:name="line-145"/>So now we can run the turtlesim_node in the turtlesim package.<text:bookmark text:name="line-146"/><text:bookmark text:name="line-147"/></text:p>
      <text:p text:style-name="P11"><text:span text:style-name="T4">Then, in a </text:span><text:span text:style-name="Strong_20_Emphasis"><text:span text:style-name="T5">new terminal</text:span></text:span><text:span text:style-name="T4">:</text:span><text:bookmark text:name="line-148"/><text:bookmark text:name="line-149"/></text:p>
      <text:p text:style-name="P17"><text:bookmark text:name="line-150"/><text:bookmark text:name="line-151"/><text:bookmark text:name="line-1-12"/>$ rosrun turtlesim turtlesim_node</text:p>
      <text:p text:style-name="P11"><text:span text:style-name="T4">One powerful feature of ROS is that you can reassign Names from the command-</text:span><text:bookmark text:name="line-175"/><text:bookmark text:name="line-176"/><text:span text:style-name="T4">line.</text:span></text:p>
      <text:p text:style-name="P17"><text:bookmark text:name="line-177"/><text:bookmark text:name="line-178"/><text:bookmark text:name="line-1-15"/>$ rosrun turtlesim turtlesim_node __name:=my_turtle</text:p>
      <text:p text:style-name="P11"><text:soft-page-break/><text:span text:style-name="T4">We see our new </text:span><text:span text:style-name="Teletype"><text:span text:style-name="T4">/my_turtle</text:span></text:span><text:span text:style-name="T4"> node. Let's use another </text:span><text:span text:style-name="Teletype"><text:span text:style-name="T4">rosnode</text:span></text:span><text:span text:style-name="T4"> command, </text:span><text:span text:style-name="Teletype"><text:span text:style-name="T4">ping</text:span></text:span><text:span text:style-name="T4">, to test that it's up:</text:span><text:bookmark text:name="line-199"/><text:bookmark text:name="line-200"/></text:p>
      <text:p text:style-name="P17"><text:bookmark text:name="line-201"/><text:bookmark text:name="line-202"/><text:bookmark text:name="line-1-19"/>$ rosnode ping my_turtle</text:p>
      <text:h text:style-name="P26" text:outline-level="2"><text:bookmark text:name="Understanding_ROS_Topics"/>Understanding ROS Topics</text:h>
      <text:h text:style-name="P33" text:outline-level="4"><text:bookmark text:name="turtlesim"/><text:span text:style-name="Strong_20_Emphasis"><text:span text:style-name="T9">turtlesim</text:span></text:span></text:h>
      <text:p text:style-name="P11"><text:bookmark text:name="line-38"/><text:span text:style-name="T4">For this tutorial we will also use turtlesim. Please run </text:span><text:span text:style-name="Strong_20_Emphasis"><text:span text:style-name="T5">in a new terminal</text:span></text:span><text:span text:style-name="T4">:</text:span><text:bookmark text:name="line-39"/><text:bookmark text:name="line-40"/><text:bookmark text:name="line-41131"/></text:p>
      <text:p text:style-name="P17"><text:bookmark text:name="line-1-4"/>$ rosrun turtlesim turtlesim_node</text:p>
      <text:h text:style-name="P34" text:outline-level="4"><text:bookmark text:name="line-42138"/><text:bookmark text:name="line-43137"/><text:bookmark text:name="turtle_keyboard_teleoperation"/>turtle keyboard teleoperation</text:h>
      <text:p text:style-name="P11"><text:bookmark text:name="line-44142"/><text:span text:style-name="T4">We'll also need something to drive the turtle around with. Please run </text:span><text:span text:style-name="Strong_20_Emphasis"><text:span text:style-name="T5">in a new terminal</text:span></text:span><text:span text:style-name="T4">:</text:span><text:bookmark text:name="line-45141"/><text:bookmark text:name="line-46140"/><text:bookmark text:name="line-47139"/></text:p>
      <text:p text:style-name="P17"><text:bookmark text:name="line-1-5"/>$ rosrun turtlesim turtle_teleop_key</text:p>
      <text:p text:style-name="P11"><text:bookmark text:name="line-54155"/><text:bookmark text:name="line-55"/><text:span text:style-name="T4">Now you can use the arrow keys of the keyboard to drive the turtle around. </text:span></text:p>
      <text:p text:style-name="P11"><text:span text:style-name="T4"/></text:p>
      <text:h text:style-name="P30" text:outline-level="3"><text:bookmark text:name="ROS_Topics"/>ROS Topics</text:h>
      <text:p text:style-name="P7"><text:bookmark text:name="line-62"/><text:line-break/><text:span text:style-name="Strong_20_Emphasis"><text:span text:style-name="T5">In a new terminal</text:span></text:span><text:span text:style-name="T4">:</text:span><text:bookmark text:name="line-76"/><text:bookmark text:name="line-77"/></text:p>
      <text:p text:style-name="P17"><text:bookmark text:name="line-78"/><text:bookmark text:name="line-79"/><text:bookmark text:name="line-1-8"/>$ rosrun rqt_graph rqt_graph</text:p>
      <text:p text:style-name="P7"><text:bookmark text:name="line-80"/><text:bookmark text:name="line-81"/><text:line-break/><text:bookmark text:name="Using_rostopic_echo"/><text:span text:style-name="T9">Using rostopic echo</text:span></text:p>
      <text:p text:style-name="P11"><text:bookmark text:name="line-108158"/><text:span text:style-name="Teletype"><text:span text:style-name="T4">rostopic echo</text:span></text:span><text:span text:style-name="T4"> shows the data published on a topic.</text:span><text:bookmark text:name="line-109157"/><text:bookmark text:name="line-110156"/></text:p>
      <text:p text:style-name="P9">Usage:<text:bookmark text:name="line-111161"/><text:bookmark text:name="line-112160"/><text:bookmark text:name="line-113159"/></text:p>
      <text:p text:style-name="P17"><text:bookmark text:name="line-1-11162"/>rostopic echo [topic]</text:p>
      <text:p text:style-name="P11"><text:bookmark text:name="line-114163"/><text:span text:style-name="T4">Let's look at the command velocity data published by the </text:span><text:span text:style-name="Teletype"><text:span text:style-name="T4">turtle_teleop_key</text:span></text:span><text:span text:style-name="T4"> node.</text:span></text:p>
      <text:p text:style-name="P7"><text:span text:style-name="Emphasis"><text:span text:style-name="T4">For ROS Groovy and earlier,</text:span></text:span><text:span text:style-name="T4"> this data is published on the </text:span><text:span text:style-name="Teletype"><text:span text:style-name="T4">/turtle1/command_velocity</text:span></text:span><text:span text:style-name="T4"> topic. </text:span><text:span text:style-name="Strong_20_Emphasis"><text:span text:style-name="T5">In a new terminal, run:</text:span></text:span><text:bookmark text:name="line-121"/><text:bookmark text:name="line-122"/><text:bookmark text:name="line-123"/></text:p>
      <text:p text:style-name="P17"><text:bookmark text:name="line-1-13"/>$ rostopic echo /turtle1/command_velocity</text:p>
      <text:h text:style-name="P32" text:outline-level="4"><text:bookmark text:name="Using_rostopic_list"/><text:soft-page-break/>Using rostopic list</text:h>
      <text:p text:style-name="P11"><text:bookmark text:name="line-173"/><text:span text:style-name="Teletype"><text:span text:style-name="T4">rostopic list</text:span></text:span><text:span text:style-name="T4"> returns a list of all topics currently subscribed to and published.</text:span></text:p>
      <text:p text:style-name="P7"><text:span text:style-name="T4">For </text:span><text:span text:style-name="Teletype"><text:span text:style-name="T4">rostopic list</text:span></text:span><text:span text:style-name="T4"> use the </text:span><text:span text:style-name="Strong_20_Emphasis"><text:span text:style-name="T5">verbose</text:span></text:span><text:span text:style-name="T4"> option:</text:span><text:bookmark text:name="line-192"/><text:bookmark text:name="line-193"/><text:bookmark text:name="line-194"/></text:p>
      <text:p text:style-name="P17"><text:bookmark text:name="line-1-18"/>$ rostopic list -v</text:p>
      <text:p text:style-name="P7"><text:bookmark text:name="line-195"/><text:line-break/><text:bookmark text:name="ROS_Messages"/><text:span text:style-name="T7">ROS Messages</text:span></text:p>
      <text:p text:style-name="P11"><text:bookmark text:name="line-212"/><text:span text:style-name="T4">Communication on topics happens by sending ROS </text:span><text:span text:style-name="Strong_20_Emphasis"><text:span text:style-name="T5">messages</text:span></text:span><text:span text:style-name="T4"> between nodes. For the publisher (</text:span><text:span text:style-name="Teletype"><text:span text:style-name="T4">turtle_teleop_key</text:span></text:span><text:span text:style-name="T4">) and subscriber (</text:span><text:span text:style-name="Teletype"><text:span text:style-name="T4">turtlesim_node</text:span></text:span><text:span text:style-name="T4">) to communicate, the publisher and subscriber must send and receive the same </text:span><text:span text:style-name="Strong_20_Emphasis"><text:span text:style-name="T5">type</text:span></text:span><text:span text:style-name="T4"> of message. This means that a topic </text:span><text:span text:style-name="Strong_20_Emphasis"><text:span text:style-name="T5">type</text:span></text:span><text:span text:style-name="T4"> is defined by the message </text:span><text:span text:style-name="Strong_20_Emphasis"><text:span text:style-name="T5">type</text:span></text:span><text:span text:style-name="T4"> published on it. The </text:span><text:span text:style-name="Strong_20_Emphasis"><text:span text:style-name="T5">type</text:span></text:span><text:span text:style-name="T4"> of the message sent on a topic can be determined using </text:span><text:span text:style-name="Teletype"><text:span text:style-name="T4">rostopic type</text:span></text:span><text:span text:style-name="T4">.</text:span><text:bookmark text:name="line-213"/><text:bookmark text:name="line-214"/></text:p>
      <text:h text:style-name="P34" text:outline-level="4"><text:bookmark text:name="Using_rostopic_type"/>Using rostopic type</text:h>
      <text:p text:style-name="P11"><text:bookmark text:name="line-215"/><text:span text:style-name="Teletype"><text:span text:style-name="T4">rostopic type</text:span></text:span><text:span text:style-name="T4"> returns the message type of any topic being published.</text:span><text:bookmark text:name="line-216"/><text:bookmark text:name="line-217"/></text:p>
      <text:p text:style-name="P9">Usage:<text:bookmark text:name="line-218"/><text:bookmark text:name="line-219"/><text:bookmark text:name="line-220"/></text:p>
      <text:p text:style-name="P17"><text:bookmark text:name="line-1-20"/>rostopic type [topic]</text:p>
      <text:p text:style-name="P7"><text:bookmark text:name="line-221"/><text:line-break/><text:span text:style-name="Emphasis"><text:span text:style-name="T4">For ROS Groovy and earlier,</text:span></text:span><text:bookmark text:name="line-249"/><text:bookmark text:name="line-248"/><text:bookmark text:name="line-247"/></text:p>
      <text:list xml:id="list7349563418554064652" text:style-name="L10">
        <text:list-header>
          <text:p text:style-name="P20"><text:bookmark text:name="line-1-25"/>$ rostopic type /turtle1/command_velocity</text:p>
          <text:p text:style-name="P12"><text:bookmark text:name="line-254"/><text:span text:style-name="T4">We can look at the details of the message using </text:span><text:span text:style-name="Teletype"><text:span text:style-name="T4">rosmsg</text:span></text:span><text:span text:style-name="T4">:</text:span><text:bookmark text:name="line-255"/><text:bookmark text:name="line-256"/><text:bookmark text:name="line-257"/></text:p>
          <text:p text:style-name="P19"><text:bookmark text:name="line-1-27"/>$ rosmsg show turtlesim/Velocity</text:p>
        </text:list-header>
      </text:list>
      <text:p text:style-name="P9"><text:bookmark text:name="line-262"/><text:bookmark text:name="line-263"/>Now that we know what type of message turtlesim expects, we can publish commands to our turtle.</text:p>
      <text:h text:style-name="P28" text:outline-level="3"><text:bookmark text:name="rostopic_continued"/>rostopic continued</text:h>
      <text:p text:style-name="P11"><text:bookmark text:name="line-267"/><text:span text:style-name="T4">Now that we have learned about ROS </text:span><text:span text:style-name="Strong_20_Emphasis"><text:span text:style-name="T5">messages</text:span></text:span><text:span text:style-name="T4">, let's use rostopic with messages.</text:span><text:bookmark text:name="line-268"/><text:bookmark text:name="line-269"/></text:p>
      <text:h text:style-name="P34" text:outline-level="4"><text:bookmark text:name="Using_rostopic_pub"/>Using rostopic pub</text:h>
      <text:p text:style-name="P11"><text:bookmark text:name="line-270"/><text:span text:style-name="Teletype"><text:span text:style-name="T4">rostopic pub</text:span></text:span><text:span text:style-name="T4"> publishes data on to a topic currently advertised.</text:span><text:bookmark text:name="line-271"/><text:bookmark text:name="line-272"/></text:p>
      <text:p text:style-name="P9">Usage:<text:bookmark text:name="line-273"/><text:bookmark text:name="line-274"/><text:bookmark text:name="line-275"/></text:p>
      <text:p text:style-name="P18"><text:bookmark text:name="line-1-29"/>rostopic pub [topic<text:bookmark text:name="line-280"/>] [msg_type] [args]</text:p>
      <text:p text:style-name="P13"><text:soft-page-break/><text:span text:style-name="Emphasis"><text:span text:style-name="T4">For ROS Groovy and earlier,</text:span></text:span><text:span text:style-name="T4"> example:</text:span><text:bookmark text:name="line-283"/><text:bookmark text:name="line-282"/><text:bookmark text:name="line-281"/></text:p>
      <text:p text:style-name="P17"><text:bookmark text:name="line-1-31"/>$ rostopic pub -1 /turtle1/command_velocity turtlesim/Velocity <text:s/>-- 2.0 <text:s/>1.8</text:p>
      <text:p text:style-name="P11"><text:span text:style-name="Emphasis"><text:span text:style-name="T4">For ROS Groovy and earlier,</text:span></text:span><text:bookmark text:name="line-306"/></text:p>
      <text:list xml:id="list1616307052926203834" text:style-name="L11">
        <text:list-item>
          <text:p text:style-name="P10">This command will publish messages to a given topic:<text:bookmark text:name="line-307"/></text:p>
          <text:p text:style-name="P21"><text:bookmark text:name="line-1-38"/>rostopic pub</text:p>
        </text:list-item>
        <text:list-item>
          <text:p text:style-name="P10"><text:bookmark text:name="line-308"/>This option (dash-one) causes rostopic to only publish one message then exit:<text:bookmark text:name="line-309"/></text:p>
          <text:p text:style-name="P23"><text:bookmark text:name="line-1-39"/><text:s/><text:span text:style-name="T1">-1 </text:span></text:p>
        </text:list-item>
        <text:list-item>
          <text:p text:style-name="P10"><text:bookmark text:name="line-310"/>This is the name of the topic to publish to:<text:bookmark text:name="line-311"/></text:p>
          <text:p text:style-name="P21"><text:bookmark text:name="line-1-40"/>/turtle1/command_velocity</text:p>
        </text:list-item>
        <text:list-item>
          <text:p text:style-name="P10"><text:bookmark text:name="line-312"/>This is the message type to use when publishing the topic:<text:bookmark text:name="line-313"/></text:p>
          <text:p text:style-name="P21"><text:bookmark text:name="line-1-41"/>turtlesim/Velocity</text:p>
        </text:list-item>
        <text:list-item>
          <text:p text:style-name="P14"><text:bookmark text:name="line-314"/><text:span text:style-name="T4">This option (double-dash) tells the option parser that none of the following arguments is an option. This is required in cases where your arguments have a leading dash </text:span><text:span text:style-name="Teletype"><text:span text:style-name="T4">-</text:span></text:span><text:span text:style-name="T4">, like negative numbers.</text:span><text:bookmark text:name="line-315"/></text:p>
          <text:p text:style-name="P21"><text:bookmark text:name="line-1-42"/>--</text:p>
        </text:list-item>
        <text:list-item>
          <text:p text:style-name="P14"><text:bookmark text:name="line-316"/><text:span text:style-name="T4">As noted before, a turtlesim/Velocity msg has two floating point elements : </text:span><text:span text:style-name="Teletype"><text:span text:style-name="T4">linear</text:span></text:span><text:span text:style-name="T4"> and </text:span><text:span text:style-name="Teletype"><text:span text:style-name="T4">angular</text:span></text:span><text:span text:style-name="T4">. In this case, </text:span><text:span text:style-name="Teletype"><text:span text:style-name="T4">2.0</text:span></text:span><text:span text:style-name="T4">becomes the linear value, and </text:span><text:span text:style-name="Teletype"><text:span text:style-name="T4">1.8</text:span></text:span><text:span text:style-name="T4"> is the </text:span><text:span text:style-name="Teletype"><text:span text:style-name="T4">angular</text:span></text:span><text:span text:style-name="T4"> value. These arguments are actually in YAML syntax, which is described more in the </text:span><text:a xlink:type="simple" xlink:href="http://wiki.ros.org/ROS/YAMLCommandLine" text:style-name="Internet_20_link" text:visited-style-name="Visited_20_Internet_20_Link"><text:span text:style-name="T10">YAML command line documentation</text:span></text:a><text:span text:style-name="T4">.</text:span><text:bookmark text:name="line-317"/></text:p>
          <text:p text:style-name="P21"><text:bookmark text:name="line-1-43"/>2.0 1.8 </text:p>
        </text:list-item>
      </text:list>
      <text:p text:style-name="P11"><text:bookmark text:name="line-318"/><text:bookmark text:name="line-319"/><text:span text:style-name="T4">You may have noticed that the turtle has stopped moving; this is because the turtle requires a steady stream of commands at 1 Hz to keep moving. We can publish a steady stream of commands using </text:span><text:span text:style-name="Teletype"><text:span text:style-name="T4">rostopic pub -r</text:span></text:span><text:span text:style-name="T4"> command:</text:span></text:p>
      <text:p text:style-name="P11"><text:bookmark text:name="line-325"/><text:span text:style-name="Emphasis"><text:span text:style-name="T4">For ROS Groovy and earlier,</text:span></text:span><text:bookmark text:name="line-326"/></text:p>
      <text:list xml:id="list6588319621585392060" text:style-name="L13">
        <text:list-item>
          <text:p text:style-name="P22"><text:bookmark text:name="line-327"/><text:bookmark text:name="line-328"/><text:bookmark text:name="line-1-45"/>$ rostopic pub /turtle1/command_velocity turtlesim/Velocity -r 1 -- 2.0 <text:s/>-1.8</text:p>
        </text:list-item>
      </text:list>
      <text:p text:style-name="P9"><text:bookmark text:name="line-329"/>This publishes the velocity commands at a rate of 1 Hz on the velocity topic.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2:39:22.262723270</meta:creation-date>
    <meta:generator>LibreOffice/4.4.0.3$Linux_X86_64 LibreOffice_project/de093506bcdc5fafd9023ee680b8c60e3e0645d7</meta:generator>
    <dc:date>2015-03-02T00:36:26.620869792</dc:date>
    <meta:editing-duration>PT55M26S</meta:editing-duration>
    <meta:editing-cycles>5</meta:editing-cycles>
    <meta:document-statistic meta:table-count="0" meta:image-count="0" meta:object-count="0" meta:page-count="6" meta:paragraph-count="121" meta:word-count="1056" meta:character-count="6531" meta:non-whitespace-character-count="5594"/>
  </office:meta>
</office:document-meta>
</file>